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2.501cm" fo:margin-right="0cm" fo:text-indent="0cm" style:auto-text-indent="false"/>
    </style:style>
    <style:style style:name="P2" style:family="paragraph" style:parent-style-name="Text_20_body">
      <style:paragraph-properties fo:margin-left="2.501cm" fo:margin-right="0cm" fo:text-indent="0cm" style:auto-text-indent="false"/>
      <style:text-properties officeooo:rsid="0027c15f" officeooo:paragraph-rsid="0027c15f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officeooo:paragraph-rsid="00329d94"/>
    </style:style>
    <style:style style:name="P4" style:family="paragraph" style:parent-style-name="Text_20_body">
      <style:paragraph-properties fo:margin-left="1.251cm" fo:margin-right="0cm" fo:text-indent="0cm" style:auto-text-indent="false"/>
      <style:text-properties officeooo:rsid="0020ee05" officeooo:paragraph-rsid="0020ee05"/>
    </style:style>
    <style:style style:name="P5" style:family="paragraph" style:parent-style-name="Text_20_body">
      <style:text-properties officeooo:rsid="0043f03e" officeooo:paragraph-rsid="0043f03e"/>
    </style:style>
    <style:style style:name="P6" style:family="paragraph" style:parent-style-name="Text_20_body" style:list-style-name="L1">
      <style:text-properties officeooo:paragraph-rsid="0000958d"/>
    </style:style>
    <style:style style:name="P7" style:family="paragraph" style:parent-style-name="Text_20_body" style:list-style-name="L1">
      <style:text-properties officeooo:paragraph-rsid="003d70eb"/>
    </style:style>
    <style:style style:name="P8" style:family="paragraph" style:parent-style-name="Text_20_body" style:list-style-name="L2">
      <style:text-properties officeooo:rsid="0007f7e6" officeooo:paragraph-rsid="003d70eb"/>
    </style:style>
    <style:style style:name="P9" style:family="paragraph" style:parent-style-name="Text_20_body" style:list-style-name="L2">
      <style:text-properties officeooo:rsid="0007f7e6" officeooo:paragraph-rsid="0007f7e6"/>
    </style:style>
    <style:style style:name="P10" style:family="paragraph" style:parent-style-name="Text_20_body" style:list-style-name="L2">
      <style:text-properties fo:color="#ff00ff" style:text-underline-style="solid" style:text-underline-width="auto" style:text-underline-color="font-color" officeooo:rsid="0009dc05" officeooo:paragraph-rsid="003d70eb" fo:background-color="transparent"/>
    </style:style>
    <style:style style:name="P11" style:family="paragraph" style:parent-style-name="Text_20_body" style:list-style-name="L13">
      <style:text-properties fo:color="#ff00ff" style:text-underline-style="solid" style:text-underline-width="auto" style:text-underline-color="font-color" officeooo:rsid="0009dc05" officeooo:paragraph-rsid="0024b545" fo:background-color="transparent"/>
    </style:style>
    <style:style style:name="P12" style:family="paragraph" style:parent-style-name="Text_20_body" style:list-style-name="L24">
      <style:text-properties fo:color="#ff00ff" style:text-underline-style="solid" style:text-underline-width="auto" style:text-underline-color="font-color" officeooo:rsid="0009dc05" officeooo:paragraph-rsid="0043f03e" fo:background-color="transparent"/>
    </style:style>
    <style:style style:name="P13" style:family="paragraph" style:parent-style-name="Text_20_body" style:list-style-name="L2">
      <style:text-properties style:use-window-font-color="true" style:text-underline-style="none" officeooo:rsid="0007f7e6" officeooo:paragraph-rsid="003d70eb" fo:background-color="transparent"/>
    </style:style>
    <style:style style:name="P14" style:family="paragraph" style:parent-style-name="Text_20_body" style:list-style-name="L2">
      <style:text-properties officeooo:rsid="0009dc05" officeooo:paragraph-rsid="0009dc05"/>
    </style:style>
    <style:style style:name="P15" style:family="paragraph" style:parent-style-name="Text_20_body" style:list-style-name="L3">
      <style:text-properties officeooo:paragraph-rsid="001912b7"/>
    </style:style>
    <style:style style:name="P16" style:family="paragraph" style:parent-style-name="Text_20_body" style:list-style-name="L4"/>
    <style:style style:name="P17" style:family="paragraph" style:parent-style-name="Text_20_body" style:list-style-name="L5">
      <style:text-properties officeooo:rsid="000b6dcd" officeooo:paragraph-rsid="000b6dcd"/>
    </style:style>
    <style:style style:name="P18" style:family="paragraph" style:parent-style-name="Text_20_body" style:list-style-name="L6">
      <style:text-properties officeooo:paragraph-rsid="000b6dcd"/>
    </style:style>
    <style:style style:name="P19" style:family="paragraph" style:parent-style-name="Text_20_body" style:list-style-name="L7">
      <style:text-properties officeooo:paragraph-rsid="000b6dcd"/>
    </style:style>
    <style:style style:name="P20" style:family="paragraph" style:parent-style-name="Text_20_body" style:list-style-name="L8">
      <style:text-properties officeooo:paragraph-rsid="00106037"/>
    </style:style>
    <style:style style:name="P21" style:family="paragraph" style:parent-style-name="Text_20_body" style:list-style-name="L9">
      <style:text-properties officeooo:paragraph-rsid="00106037"/>
    </style:style>
    <style:style style:name="P22" style:family="paragraph" style:parent-style-name="Text_20_body" style:list-style-name="L10">
      <style:text-properties officeooo:paragraph-rsid="0010cc5b"/>
    </style:style>
    <style:style style:name="P23" style:family="paragraph" style:parent-style-name="Text_20_body" style:list-style-name="L10">
      <style:text-properties officeooo:rsid="00176a75" officeooo:paragraph-rsid="00176a75"/>
    </style:style>
    <style:style style:name="P24" style:family="paragraph" style:parent-style-name="Text_20_body" style:list-style-name="L10">
      <style:text-properties style:font-name="Liberation Serif" fo:font-size="12pt" officeooo:paragraph-rsid="0010cc5b" style:font-size-asian="12pt" style:font-size-complex="12pt"/>
    </style:style>
    <style:style style:name="P25" style:family="paragraph" style:parent-style-name="Text_20_body" style:list-style-name="L15">
      <style:paragraph-properties fo:text-align="start" style:justify-single-word="false"/>
      <style:text-properties style:font-name="Liberation Serif" fo:font-size="12pt" officeooo:rsid="001aafcc" style:font-size-asian="12pt" style:font-size-complex="12pt"/>
    </style:style>
    <style:style style:name="P26" style:family="paragraph" style:parent-style-name="Text_20_body" style:list-style-name="L10">
      <style:text-properties officeooo:rsid="004530fc" officeooo:paragraph-rsid="004530fc"/>
    </style:style>
    <style:style style:name="P27" style:family="paragraph" style:parent-style-name="Text_20_body" style:list-style-name="L11">
      <style:text-properties officeooo:paragraph-rsid="00119499"/>
    </style:style>
    <style:style style:name="P28" style:family="paragraph" style:parent-style-name="Text_20_body" style:list-style-name="L12">
      <style:text-properties officeooo:rsid="0020ee05" officeooo:paragraph-rsid="0020ee05"/>
    </style:style>
    <style:style style:name="P29" style:family="paragraph" style:parent-style-name="Text_20_body" style:list-style-name="L13">
      <style:text-properties officeooo:rsid="0020ee05" officeooo:paragraph-rsid="0020ee05"/>
    </style:style>
    <style:style style:name="P30" style:family="paragraph" style:parent-style-name="Text_20_body" style:list-style-name="L14">
      <style:text-properties officeooo:rsid="001aafcc" officeooo:paragraph-rsid="00267cbf"/>
    </style:style>
    <style:style style:name="P31" style:family="paragraph" style:parent-style-name="Text_20_body" style:list-style-name="L14">
      <style:text-properties officeooo:rsid="001aafcc" officeooo:paragraph-rsid="001aafcc"/>
    </style:style>
    <style:style style:name="P32" style:family="paragraph" style:parent-style-name="Text_20_body" style:list-style-name="L14">
      <style:text-properties officeooo:rsid="0027c15f" officeooo:paragraph-rsid="0027c15f"/>
    </style:style>
    <style:style style:name="P33" style:family="paragraph" style:parent-style-name="Text_20_body" style:list-style-name="L16">
      <style:text-properties officeooo:paragraph-rsid="0027c15f"/>
    </style:style>
    <style:style style:name="P34" style:family="paragraph" style:parent-style-name="Text_20_body" style:list-style-name="L17">
      <style:text-properties officeooo:paragraph-rsid="001912b7"/>
    </style:style>
    <style:style style:name="P35" style:family="paragraph" style:parent-style-name="Text_20_body" style:list-style-name="L18">
      <style:text-properties officeooo:paragraph-rsid="001912b7"/>
    </style:style>
    <style:style style:name="P36" style:family="paragraph" style:parent-style-name="Text_20_body" style:list-style-name="L18">
      <style:text-properties officeooo:paragraph-rsid="00329d94"/>
    </style:style>
    <style:style style:name="P37" style:family="paragraph" style:parent-style-name="Text_20_body" style:list-style-name="L18">
      <style:text-properties officeooo:paragraph-rsid="0036400f"/>
    </style:style>
    <style:style style:name="P38" style:family="paragraph" style:parent-style-name="Text_20_body" style:list-style-name="L19">
      <style:text-properties officeooo:paragraph-rsid="00329d94"/>
    </style:style>
    <style:style style:name="P39" style:family="paragraph" style:parent-style-name="Text_20_body" style:list-style-name="L20">
      <style:text-properties officeooo:paragraph-rsid="00329d94"/>
    </style:style>
    <style:style style:name="P40" style:family="paragraph" style:parent-style-name="Text_20_body" style:list-style-name="L21">
      <style:text-properties officeooo:rsid="0039f5de" officeooo:paragraph-rsid="0039f5de"/>
    </style:style>
    <style:style style:name="P41" style:family="paragraph" style:parent-style-name="Text_20_body" style:list-style-name="L22">
      <style:text-properties officeooo:paragraph-rsid="000281be"/>
    </style:style>
    <style:style style:name="P42" style:family="paragraph" style:parent-style-name="Text_20_body" style:list-style-name="L22">
      <style:text-properties officeooo:paragraph-rsid="000521c1"/>
    </style:style>
    <style:style style:name="P43" style:family="paragraph" style:parent-style-name="Text_20_body" style:list-style-name="L22">
      <style:text-properties officeooo:paragraph-rsid="002c66f7"/>
    </style:style>
    <style:style style:name="P44" style:family="paragraph" style:parent-style-name="Text_20_body" style:list-style-name="L22">
      <style:text-properties officeooo:rsid="0010cc5b" officeooo:paragraph-rsid="0010cc5b"/>
    </style:style>
    <style:style style:name="P45" style:family="paragraph" style:parent-style-name="Text_20_body" style:list-style-name="L23">
      <style:text-properties officeooo:paragraph-rsid="000f4bf1"/>
    </style:style>
    <style:style style:name="P46" style:family="paragraph" style:parent-style-name="Text_20_body" style:list-style-name="L24">
      <style:text-properties officeooo:rsid="0043f03e" officeooo:paragraph-rsid="0043f03e"/>
    </style:style>
    <style:style style:name="P47" style:family="paragraph" style:parent-style-name="Heading_20_1">
      <style:text-properties officeooo:rsid="0000958d" officeooo:paragraph-rsid="0000958d"/>
    </style:style>
    <style:style style:name="P48" style:family="paragraph" style:parent-style-name="Heading_20_1">
      <style:text-properties officeooo:rsid="0007f7e6" officeooo:paragraph-rsid="0007f7e6"/>
    </style:style>
    <style:style style:name="P49" style:family="paragraph" style:parent-style-name="Heading_20_1">
      <style:text-properties officeooo:rsid="000b1286" officeooo:paragraph-rsid="000b1286"/>
    </style:style>
    <style:style style:name="P50" style:family="paragraph" style:parent-style-name="Heading_20_1">
      <style:text-properties officeooo:rsid="00106037" officeooo:paragraph-rsid="00106037"/>
    </style:style>
    <style:style style:name="P51" style:family="paragraph" style:parent-style-name="Heading_20_1">
      <style:text-properties officeooo:rsid="0010cc5b" officeooo:paragraph-rsid="0010cc5b"/>
    </style:style>
    <style:style style:name="P52" style:family="paragraph" style:parent-style-name="Heading_20_1">
      <style:text-properties officeooo:rsid="00119499" officeooo:paragraph-rsid="00119499"/>
    </style:style>
    <style:style style:name="P53" style:family="paragraph" style:parent-style-name="Heading_20_1">
      <style:text-properties officeooo:rsid="0014a1d8" officeooo:paragraph-rsid="0014a1d8"/>
    </style:style>
    <style:style style:name="P54" style:family="paragraph" style:parent-style-name="Heading_20_1">
      <style:text-properties officeooo:rsid="001aafcc" officeooo:paragraph-rsid="001aafcc"/>
    </style:style>
    <style:style style:name="P55" style:family="paragraph" style:parent-style-name="Heading_20_1">
      <style:text-properties officeooo:rsid="002fb37d" officeooo:paragraph-rsid="002fb37d"/>
    </style:style>
    <style:style style:name="P56" style:family="paragraph" style:parent-style-name="Heading_20_1">
      <style:text-properties officeooo:paragraph-rsid="000281be"/>
    </style:style>
    <style:style style:name="P57" style:family="paragraph" style:parent-style-name="Heading_20_1">
      <style:text-properties officeooo:rsid="000f4bf1" officeooo:paragraph-rsid="000f4bf1"/>
    </style:style>
    <style:style style:name="P58" style:family="paragraph" style:parent-style-name="Heading_20_2">
      <style:text-properties officeooo:rsid="000b6dcd" officeooo:paragraph-rsid="000b6dcd"/>
    </style:style>
    <style:style style:name="P59" style:family="paragraph" style:parent-style-name="Heading_20_2">
      <style:text-properties officeooo:rsid="004956d4" officeooo:paragraph-rsid="004956d4"/>
    </style:style>
    <style:style style:name="P60" style:family="paragraph" style:parent-style-name="Heading_20_3">
      <style:text-properties officeooo:rsid="00329d94" officeooo:paragraph-rsid="00329d94"/>
    </style:style>
    <style:style style:name="P61" style:family="paragraph" style:parent-style-name="Heading_20_3">
      <style:text-properties officeooo:rsid="0036400f" officeooo:paragraph-rsid="0036400f"/>
    </style:style>
    <style:style style:name="P62" style:family="paragraph" style:parent-style-name="Heading_20_3">
      <style:text-properties officeooo:rsid="0039f5de" officeooo:paragraph-rsid="0039f5de"/>
    </style:style>
    <style:style style:name="T1" style:family="text">
      <style:text-properties fo:font-variant="normal" fo:text-transform="none" fo:color="#000000" style:font-name="Liberation Sans" fo:font-size="18.2000007629395pt" fo:letter-spacing="normal" fo:font-style="normal" fo:font-weight="bold" officeooo:rsid="000281be" style:font-name-asian="Microsoft YaHei" style:font-size-asian="18.2000007629395pt" style:font-weight-asian="bold" style:font-name-complex="Mangal" style:font-size-complex="18.2000007629395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111111" fo:letter-spacing="normal" fo:font-style="normal" fo:font-weight="normal"/>
    </style:style>
    <style:style style:name="T4" style:family="text">
      <style:text-properties fo:color="#000000" style:font-name="Liberation Serif" fo:font-size="12pt" style:font-size-asian="12pt" style:font-size-complex="12pt"/>
    </style:style>
    <style:style style:name="T5" style:family="text">
      <style:text-properties officeooo:rsid="000521c1"/>
    </style:style>
    <style:style style:name="T6" style:family="text">
      <style:text-properties officeooo:rsid="0010cc5b"/>
    </style:style>
    <style:style style:name="T7" style:family="text">
      <style:text-properties officeooo:rsid="001330f8"/>
    </style:style>
    <style:style style:name="T8" style:family="text">
      <style:text-properties fo:color="#ff00ff" style:text-underline-style="solid" style:text-underline-width="auto" style:text-underline-color="font-color" officeooo:rsid="001f62af"/>
    </style:style>
    <style:style style:name="T9" style:family="text">
      <style:text-properties fo:color="#ff00ff" style:text-underline-style="solid" style:text-underline-width="auto" style:text-underline-color="font-color" officeooo:rsid="000b6dcd"/>
    </style:style>
    <style:style style:name="T10" style:family="text">
      <style:text-properties fo:color="#ff00ff" style:text-underline-style="solid" style:text-underline-width="auto" style:text-underline-color="font-color" officeooo:rsid="0009dc05" fo:background-color="transparent" loext:char-shading-value="0"/>
    </style:style>
    <style:style style:name="T11" style:family="text">
      <style:text-properties fo:color="#ff00ff" fo:font-size="12pt" fo:font-style="normal" style:text-underline-style="solid" style:text-underline-width="auto" style:text-underline-color="font-color" officeooo:rsid="001df720" style:font-size-asian="12pt" style:font-style-asian="normal" style:font-size-complex="12pt" style:font-style-complex="normal"/>
    </style:style>
    <style:style style:name="T12" style:family="text">
      <style:text-properties officeooo:rsid="0024eac7"/>
    </style:style>
    <style:style style:name="T13" style:family="text">
      <style:text-properties officeooo:rsid="000b6dcd"/>
    </style:style>
    <style:style style:name="T14" style:family="text">
      <style:text-properties fo:font-size="12pt" fo:font-style="normal" officeooo:rsid="001df720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09dc05" style:font-size-asian="12pt" style:font-style-asian="normal" style:font-size-complex="12pt" style:font-style-complex="normal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officeooo:rsid="0006839f"/>
    </style:style>
    <style:style style:name="T18" style:family="text">
      <style:text-properties officeooo:rsid="000281be"/>
    </style:style>
    <style:style style:name="T19" style:family="text">
      <style:text-properties officeooo:rsid="00352833"/>
    </style:style>
    <style:style style:name="T20" style:family="text">
      <style:text-properties officeooo:rsid="003600f2"/>
    </style:style>
    <style:style style:name="T21" style:family="text">
      <style:text-properties officeooo:rsid="003be5b8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3d70eb" fo:background-color="transparent" loext:char-shading-value="0"/>
    </style:style>
    <style:style style:name="T24" style:family="text">
      <style:text-properties officeooo:rsid="00440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SOLID principles</text:h>
      <text:list xml:id="list3243109822" text:style-name="L1">
        <text:list-item>
          <text:p text:style-name="P6"><text:a xlink:type="simple" xlink:href="http://butunclebob.com/ArticleS.UncleBob.PrinciplesOfOod" text:style-name="Internet_20_link" text:visited-style-name="Visited_20_Internet_20_Link">http://butunclebob.com/ArticleS.UncleBob.PrinciplesOfOod</text:a></text:p>
          <text:list>
            <text:list-item>
              <text:p text:style-name="P7"><text:span text:style-name="T23">Articles also available in ‘References’ section of: </text:span><text:a xlink:type="simple" xlink:href="https://en.wikipedia.org/wiki/SOLID" text:style-name="Internet_20_link" text:visited-style-name="Visited_20_Internet_20_Link"><text:span text:style-name="T22">https://en.wikipedia.org/wiki/SOLID</text:span></text:a></text:p>
            </text:list-item>
          </text:list>
        </text:list-item>
      </text:list>
      <text:h text:style-name="P48" text:outline-level="1">Tests – TDD</text:h>
      <text:list xml:id="list1937479317" text:style-name="L2">
        <text:list-item>
          <text:p text:style-name="P8"><text:a xlink:type="simple" xlink:href="http://misko.hevery.com/code-reviewers-guide/" text:style-name="Internet_20_link" text:visited-style-name="Visited_20_Internet_20_Link">http://misko.hevery.com/code-reviewers-guide/</text:a></text:p>
        </text:list-item>
        <text:list-item>
          <text:p text:style-name="P8"><text:a xlink:type="simple" xlink:href="http://misko.hevery.com/attachments/Guide-Writing%20Testable%20Code.pdf" text:style-name="Internet_20_link" text:visited-style-name="Visited_20_Internet_20_Link"><text:span text:style-name="T22">http://misko.hevery.com/attachments/Guide-Writing%20Testable%20Code.pdf</text:span></text:a></text:p>
        </text:list-item>
        <text:list-item>
          <text:p text:style-name="P10">YouTube's search:</text:p>
          <text:list>
            <text:list-item>
              <text:p text:style-name="P13">misko hevery - How to Write Clean, Testable Code</text:p>
            </text:list-item>
            <text:list-item>
              <text:p text:style-name="P13"><text:a xlink:type="simple" xlink:href="https://www.youtube.com/watch?v=XcT4yYu_TTs" text:style-name="Internet_20_link" text:visited-style-name="Visited_20_Internet_20_Link">https://www.youtube.com/watch?v=XcT4yYu_TTs</text:a></text:p>
            </text:list-item>
            <text:list-item>
              <text:p text:style-name="P13">misko hevery - The Clean Code Talks -- Inheritance, Polymorphism, &amp; Testing</text:p>
            </text:list-item>
            <text:list-item>
              <text:p text:style-name="P13"><text:a xlink:type="simple" xlink:href="https://www.youtube.com/watch?v=4F72VULWFvc&amp;list=PLED6CA927B41FF5BD" text:style-name="Internet_20_link" text:visited-style-name="Visited_20_Internet_20_Link">https://www.youtube.com/watch?v=4F72VULWFvc&amp;list=PLED6CA927B41FF5BD</text:a></text:p>
            </text:list-item>
          </text:list>
        </text:list-item>
        <text:list-item>
          <text:p text:style-name="P9"><text:a xlink:type="simple" xlink:href="https://martinfowler.com/articles/mocksArentStubs.html" text:style-name="Internet_20_link" text:visited-style-name="Visited_20_Internet_20_Link">https://martinfowler.com/articles/mocksArentStubs.html</text:a></text:p>
        </text:list-item>
        <text:list-item>
          <text:p text:style-name="P9"><text:a xlink:type="simple" xlink:href="https://blog.cleancoder.com/uncle-bob/2014/05/10/WhenToMock.html" text:style-name="Internet_20_link" text:visited-style-name="Visited_20_Internet_20_Link">https://blog.cleancoder.com/uncle-bob/2014/05/10/WhenToMock.html</text:a></text:p>
        </text:list-item>
        <text:list-item>
          <text:p text:style-name="P9"><text:a xlink:type="simple" xlink:href="https://blog.cleancoder.com/uncle-bob/2014/05/14/TheLittleMocker.html" text:style-name="Internet_20_link" text:visited-style-name="Visited_20_Internet_20_Link">https://blog.cleancoder.com/uncle-bob/2014/05/14/TheLittleMocker.html</text:a></text:p>
        </text:list-item>
        <text:list-item>
          <text:p text:style-name="P9">Extreme Programming Explained, Embrace Change – Kent Beck</text:p>
        </text:list-item>
        <text:list-item>
          <text:p text:style-name="P14">xUnit Test Patterns, Refactoring Test Code – Gerard Meszaros</text:p>
        </text:list-item>
        <text:list-item>
          <text:p text:style-name="P9"><text:a xlink:type="simple" xlink:href="https://www.verifysoft.com/fr_code_coverage_levels.html" text:style-name="Internet_20_link" text:visited-style-name="Visited_20_Internet_20_Link">https://www.verifysoft.com/fr_code_coverage_levels.html</text:a></text:p>
        </text:list-item>
      </text:list>
      <text:list xml:id="list4108798689" text:style-name="L3">
        <text:list-item>
          <text:p text:style-name="P15"><text:span text:style-name="T11">Google search:</text:span><text:span text:style-name="T14"> Mock </text:span><text:span text:style-name="T15">Brittle test</text:span><text:span text:style-name="T14">s</text:span></text:p>
        </text:list-item>
      </text:list>
      <text:h text:style-name="P49" text:outline-level="1">Patterns and anti patterns</text:h>
      <text:list xml:id="list3896398172" text:style-name="L4">
        <text:list-item>
          <text:p text:style-name="P16"><text:span text:style-name="T16">Design Patterns: Elements of Reusable Object-Oriented Software - GOF</text:span><text:span text:style-name="T4"> - </text:span><text:span text:style-name="T2">Erich Gamma, Richard Helm, Ralph Johnson et John Vlissides</text:span></text:p>
        </text:list-item>
        <text:list-item>
          <text:p text:style-name="P16"><text:bookmark text:name="productTitle"/><text:bookmark text:name="title"/>Design Patterns For Dummies - Steve Holzner</text:p>
        </text:list-item>
      </text:list>
      <text:h text:style-name="P58" text:outline-level="2">Getter-setter</text:h>
      <text:list xml:id="list3494179423" text:style-name="L5">
        <text:list-item>
          <text:p text:style-name="P17"><text:a xlink:type="simple" xlink:href="http://typicalprogrammer.com/doing-it-wrong-getters-and-setters" text:style-name="Internet_20_link" text:visited-style-name="Visited_20_Internet_20_Link">http://typicalprogrammer.com/doing-it-wrong-getters-and-setters</text:a></text:p>
        </text:list-item>
        <text:list-item>
          <text:p text:style-name="P17"><text:a xlink:type="simple" xlink:href="https://www.javaworld.com/article/2073723/why-getter-and-setter-methods-are-evil.html" text:style-name="Internet_20_link" text:visited-style-name="Visited_20_Internet_20_Link">https://www.javaworld.com/article/2073723/why-getter-and-setter-methods-are-evil.html</text:a></text:p>
        </text:list-item>
        <text:list-item>
          <text:p text:style-name="P17"><text:a xlink:type="simple" xlink:href="https://martinfowler.com/bliki/GetterEradicator.html" text:style-name="Internet_20_link" text:visited-style-name="Visited_20_Internet_20_Link">https://martinfowler.com/bliki/GetterEradicator.html</text:a></text:p>
        </text:list-item>
      </text:list>
      <text:h text:style-name="P58" text:outline-level="2"><text:soft-page-break/>Singleton</text:h>
      <text:list xml:id="list1044139983" text:style-name="L6">
        <text:list-item>
          <text:p text:style-name="P18"><text:span text:style-name="T8">Google search:</text:span><text:span text:style-name="T13"> singleton consider evil, harmfulhttps://blog.cleancoder.com/uncle-bob/2014/05/10/WhenToMock.html</text:span></text:p>
        </text:list-item>
      </text:list>
      <text:h text:style-name="P58" text:outline-level="2">Immutable Objecthttps://blog.cleancoder.com/uncle-bob/2014/05/10/WhenToMock.html</text:h>
      <text:list xml:id="list959433325" text:style-name="L7">
        <text:list-item>
          <text:p text:style-name="P19"><text:span text:style-name="T9">Google </text:span><text:span text:style-name="T8">search:</text:span><text:span text:style-name="T13"> immutable object</text:span></text:p>
        </text:list-item>
      </text:list>
      <text:h text:style-name="P50" text:outline-level="1">Refactoring</text:h>
      <text:list xml:id="list3012225284" text:style-name="L8">
        <text:list-item>
          <text:p text:style-name="P20">Refactoring: Improving the Design of Existing Code - Martin Fowler, Kent Beck (Contributor), John Brant (Contributor), William Opdyke, don Roberts</text:p>
        </text:list-item>
      </text:list>
      <text:h text:style-name="P50" text:outline-level="1">Java</text:h>
      <text:list xml:id="list395648676" text:style-name="L9">
        <text:list-item>
          <text:p text:style-name="P21">Effective Java: Programming Language Guide - Joshua Bloch</text:p>
        </text:list-item>
      </text:list>
      <text:h text:style-name="P51" text:outline-level="1">Misc</text:h>
      <text:list xml:id="list822193515" text:style-name="L10">
        <text:list-item>
          <text:p text:style-name="P22">Working Effectively with Legacy Code - Michael C. Feathers</text:p>
        </text:list-item>
        <text:list-item>
          <text:p text:style-name="P22">The Pragmatic Programmer - Andrew Hunt, David Thomas</text:p>
        </text:list-item>
        <text:list-item>
          <text:p text:style-name="P23">Code Complete – Steve McConnell</text:p>
        </text:list-item>
        <text:list-item>
          <text:p text:style-name="P24">The Mythical Man-Month - <text:span text:style-name="T3">Brooks Jr., Frederick P.</text:span></text:p>
        </text:list-item>
        <text:list-item>
          <text:p text:style-name="P22">Out of the Tar Pit - Ben Moseley, Peter Marks</text:p>
        </text:list-item>
        <text:list-item>
          <text:p text:style-name="P26">The art of computer Programming – Donald Knuth</text:p>
        </text:list-item>
      </text:list>
      <text:h text:style-name="P52" text:outline-level="1">Domain Driven Design</text:h>
      <text:list xml:id="list3165809724" text:style-name="L11">
        <text:list-item>
          <text:p text:style-name="P27">Domain-Driven Design Vite fait - Abel Avram &amp; Floyd Marinescu</text:p>
        </text:list-item>
        <text:list-item>
          <text:p text:style-name="P27">Domain-Driven Design: Tackling Complexity in the Heart of Software - <text:span text:style-name="T7">Eric Evans</text:span></text:p>
        </text:list-item>
      </text:list>
      <text:h text:style-name="P53" text:outline-level="1">Functional programming</text:h>
      <text:list xml:id="list3076280448" text:style-name="L12">
        <text:list-item>
          <text:p text:style-name="P28">Quick articles:</text:p>
        </text:list-item>
      </text:list>
      <text:p text:style-name="P4"><text:a xlink:type="simple" xlink:href="http://blog.jenkster.com/2015/12/what-is-functional-programming.html" text:style-name="Internet_20_link" text:visited-style-name="Visited_20_Internet_20_Link">http://blog.jenkster.com/2015/12/what-is-functional-programming.html</text:a></text:p>
      <text:p text:style-name="P4"><text:a xlink:type="simple" xlink:href="https://maryrosecook.com/blog/post/a-practical-introduction-to-functional-programming" text:style-name="Internet_20_link" text:visited-style-name="Visited_20_Internet_20_Link">https://maryrosecook.com/blog/post/a-practical-introduction-to-functional-programming</text:a></text:p>
      <text:p text:style-name="P4"><text:soft-page-break/><text:a xlink:type="simple" xlink:href="https://www.smashingmagazine.com/2014/07/dont-be-scared-of-functional-programming/" text:style-name="Internet_20_link" text:visited-style-name="Visited_20_Internet_20_Link">https://www.smashingmagazine.com/2014/07/dont-be-scared-of-functional-programming/</text:a></text:p>
      <text:p text:style-name="P4"><text:a xlink:type="simple" xlink:href="https://blog.cleancoder.com/uncle-bob/2012/12/22/FPBE1-Whats-it-all-about.html" text:style-name="Internet_20_link" text:visited-style-name="Visited_20_Internet_20_Link">https://blog.cleancoder.com/uncle-bob/2012/12/22/FPBE1-Whats-it-all-about.html</text:a></text:p>
      <text:p text:style-name="P4"><text:a xlink:type="simple" xlink:href="https://wiki.haskell.org/Functional_programming" text:style-name="Internet_20_link" text:visited-style-name="Visited_20_Internet_20_Link">https://wiki.haskell.org/Functional_programming</text:a></text:p>
      <text:list xml:id="list3316576401" text:style-name="L13">
        <text:list-item>
          <text:p text:style-name="P29">Structure and Interpretation of Computer Programs - Harold Abelson and Gerald Jay Sussman with Julie Sussman</text:p>
          <text:list>
            <text:list-item>
              <text:p text:style-name="P29"><text:a xlink:type="simple" xlink:href="https://mitpress.mit.edu/sites/default/files/sicp/index.html" text:style-name="Internet_20_link" text:visited-style-name="Visited_20_Internet_20_Link">https://mitpress.mit.edu/sites/default/files/sicp/index.html</text:a></text:p>
            </text:list-item>
            <text:list-item>
              <text:p text:style-name="P29"><text:a xlink:type="simple" xlink:href="https://www.youtube.com/playlist?list=PLE18841CABEA24090" text:style-name="Internet_20_link" text:visited-style-name="Visited_20_Internet_20_Link">https://www.youtube.com/playlist?list=PLE18841CABEA24090</text:a></text:p>
            </text:list-item>
            <text:list-item>
              <text:p text:style-name="P29"><text:a xlink:type="simple" xlink:href="https://berkeley-cs61as.github.io/index.html" text:style-name="Internet_20_link" text:visited-style-name="Visited_20_Internet_20_Link">https://berkeley-cs61as.github.io/index.html</text:a></text:p>
            </text:list-item>
          </text:list>
        </text:list-item>
        <text:list-item>
          <text:p text:style-name="P11">YouTube's search:</text:p>
        </text:list-item>
      </text:list>
      <text:p text:style-name="P1"><text:span text:style-name="T12">A</text:span>njana <text:span text:style-name="T12">V</text:span>akil</text:p>
      <text:p text:style-name="P1">Anjana Vakil: Immutable data structures for functional JS</text:p>
      <text:p text:style-name="P1"><text:a xlink:type="simple" xlink:href="https://www.youtube.com/watch?v=Wo0qiGPSV-s" text:style-name="Internet_20_link" text:visited-style-name="Visited_20_Internet_20_Link">https://www.youtube.com/watch?v=Wo0qiGPSV-s</text:a></text:p>
      <text:h text:style-name="P54" text:outline-level="1"><text:span text:style-name="T20">More </text:span>OOP</text:h>
      <text:list xml:id="list759931325" text:style-name="L14">
        <text:list-item>
          <text:p text:style-name="P30">Object-Oriented Analysis and Design with Applications - Graddy boch, Robert Maksimchuk, Michael Engle</text:p>
        </text:list-item>
        <text:list-item>
          <text:p text:style-name="P31">Object-Oriented Software Engineering: A Use Case Driven Approach - Ivar Jacobson</text:p>
        </text:list-item>
        <text:list-item>
          <text:p text:style-name="P32">Information hiding (vs encapsulation):</text:p>
          <text:list>
            <text:list-item>
              <text:p text:style-name="P32">Protected Variation: The Importance of Being Closed - Craig Larman</text:p>
            </text:list-item>
          </text:list>
        </text:list-item>
      </text:list>
      <text:p text:style-name="P2"><text:a xlink:type="simple" xlink:href="https://martinfowler.com/ieeeSoftware/protectedVariation.pdf" text:style-name="Internet_20_link" text:visited-style-name="Visited_20_Internet_20_Link">https://martinfowler.com/ieeeSoftware/protectedVariation.pdf</text:a></text:p>
      <text:list xml:id="list1399466855" text:style-name="L15">
        <text:list-item>
          <text:list>
            <text:list-item>
              <text:p text:style-name="P25">1971 - On the criteria to be used in decomposing systemsinto modules - David Lorge. Parnas</text:p>
            </text:list-item>
          </text:list>
        </text:list-item>
      </text:list>
      <text:p text:style-name="P2"><text:a xlink:type="simple" xlink:href="https://prl.ccs.neu.edu/img/p-tr-1971.pdf" text:style-name="Internet_20_link" text:visited-style-name="Visited_20_Internet_20_Link">https://prl.ccs.neu.edu/img/p-tr-1971.pdf</text:a></text:p>
      <text:list xml:id="list3738365976" text:style-name="L16">
        <text:list-item>
          <text:p text:style-name="P33"><text:span text:style-name="T8">Google search:</text:span><text:span text:style-name="T13"> Traits/mixin</text:span></text:p>
        </text:list-item>
      </text:list>
      <text:h text:style-name="P55" text:outline-level="1">Architecture<text:span text:style-name="T19">s</text:span></text:h>
      <text:h text:style-name="Heading_20_2" text:outline-level="2">Clean architecture</text:h>
      <text:list xml:id="list2188348145" text:style-name="L17">
        <text:list-item>
          <text:p text:style-name="P34"><text:a xlink:type="simple" xlink:href="https://blog.cleancoder.com/uncle-bob/2012/08/13/the-clean-architecture.html" text:style-name="Internet_20_link" text:visited-style-name="Visited_20_Internet_20_Link">https://blog.cleancoder.com/uncle-bob/2012/08/13/the-clean-architecture.html</text:a></text:p>
        </text:list-item>
      </text:list>
      <text:h text:style-name="Heading_20_2" text:outline-level="2"><text:soft-page-break/>MVC</text:h>
      <text:list xml:id="list2423304248" text:style-name="L18">
        <text:list-item>
          <text:p text:style-name="P35"><text:a xlink:type="simple" xlink:href="http://heim.ifi.uio.no/~trygver/themes/mvc/mvc-index.html" text:style-name="Internet_20_link" text:visited-style-name="Visited_20_Internet_20_Link">http://heim.ifi.uio.no/~trygver/themes/mvc/mvc-index.html</text:a></text:p>
        </text:list-item>
      </text:list>
      <text:h text:style-name="P60" text:outline-level="3">DCI</text:h>
      <text:list xml:id="list215504101461219" text:continue-numbering="true" text:style-name="L18">
        <text:list-item>
          <text:p text:style-name="P36"><text:a xlink:type="simple" xlink:href="https://klevas.mif.vu.lt/~donatas/Vadovavimas/Temos/DCI/2009%20The%20DCI%20Architecture%20-%20A%20New%20Vision%20of%20OOP.pdf" text:style-name="Internet_20_link" text:visited-style-name="Visited_20_Internet_20_Link">https://klevas.mif.vu.lt/~donatas/Vadovavimas/Temos/DCI/2009%20The%20DCI%20Architecture%20-%20A%20New%20Vision%20of%20OOP.pdf</text:a></text:p>
        </text:list-item>
        <text:list-item>
          <text:p text:style-name="P36"><text:a xlink:type="simple" xlink:href="https://folk.uio.no/trygver/2008/commonsense.pdf" text:style-name="Internet_20_link" text:visited-style-name="Visited_20_Internet_20_Link">https://folk.uio.no/trygver/2008/commonsense.pdf</text:a></text:p>
        </text:list-item>
        <text:list-item>
          <text:p text:style-name="P36"><text:a xlink:type="simple" xlink:href="http://fulloo.info/Documents/CoplienReenskaugASA2012.pdf" text:style-name="Internet_20_link" text:visited-style-name="Visited_20_Internet_20_Link">http://fulloo.info/Documents/CoplienReenskaugASA2012.pdf</text:a></text:p>
        </text:list-item>
      </text:list>
      <text:h text:style-name="P59" text:outline-level="2">GUI architectures</text:h>
      <text:list xml:id="list215503923617628" text:continue-numbering="true" text:style-name="L18">
        <text:list-item>
          <text:p text:style-name="P36"><text:a xlink:type="simple" xlink:href="http://griffon-framework.org/tutorials/5_mvc_patterns.html" text:style-name="Internet_20_link" text:visited-style-name="Visited_20_Internet_20_Link">http://griffon-framework.org/tutorials/5_mvc_patterns.html</text:a></text:p>
        </text:list-item>
      </text:list>
      <text:h text:style-name="P61" text:outline-level="3">Fowler on GUI architecture</text:h>
      <text:list xml:id="list215503735520745" text:continue-numbering="true" text:style-name="L18">
        <text:list-item>
          <text:p text:style-name="P37"><text:a xlink:type="simple" xlink:href="https://martinfowler.com/eaaDev/uiArchs.html" text:style-name="Internet_20_link" text:visited-style-name="Visited_20_Internet_20_Link">https://martinfowler.com/eaaDev/uiArchs.html</text:a></text:p>
        </text:list-item>
        <text:list-item>
          <text:p text:style-name="P37"><text:a xlink:type="simple" xlink:href="https://martinfowler.com/eaaDev/OrganizingPresentations.html" text:style-name="Internet_20_link" text:visited-style-name="Visited_20_Internet_20_Link">https://martinfowler.com/eaaDev/OrganizingPresentations.html</text:a></text:p>
        </text:list-item>
      </text:list>
      <text:h text:style-name="P60" text:outline-level="3">MVP</text:h>
      <text:list xml:id="list2555232489" text:style-name="L19">
        <text:list-item>
          <text:p text:style-name="P38">MVP: Model-View-Presenter, The Taligent Programming Model for C++ and Java - Mike Potel</text:p>
        </text:list-item>
      </text:list>
      <text:p text:style-name="P3"><text:a xlink:type="simple" xlink:href="https://www.wildcrest.com/Potel/Portfolio/mvp.pdf" text:style-name="Internet_20_link" text:visited-style-name="Visited_20_Internet_20_Link">https://www.wildcrest.com/Potel/Portfolio/mvp.pdf</text:a></text:p>
      <text:list xml:id="list3923899229" text:style-name="L20">
        <text:list-item>
          <text:p text:style-name="P39">TWISTING THE TRIAD, The evolution of the Dolphin Smalltalk MVP application framework - <text:s/>Andy Bower, Blair McGlashan</text:p>
        </text:list-item>
      </text:list>
      <text:p text:style-name="P3"><text:a xlink:type="simple" xlink:href="http://www.object-arts.com/downloads/papers/TwistingTheTriad.PDF" text:style-name="Internet_20_link" text:visited-style-name="Visited_20_Internet_20_Link">http://www.object-arts.com/downloads/papers/TwistingTheTriad.PDF</text:a></text:p>
      <text:h text:style-name="P60" text:outline-level="3">MVVM</text:h>
      <text:list xml:id="list215504965877100" text:continue-list="list215503735520745" text:style-name="L18">
        <text:list-item>
          <text:p text:style-name="P35"><text:a xlink:type="simple" xlink:href="https://blogs.msdn.microsoft.com/johngossman/2005/10/08/introduction-to-modelviewviewmodel-pattern-for-building-wpf-apps/" text:style-name="Internet_20_link" text:visited-style-name="Visited_20_Internet_20_Link">https://blogs.msdn.microsoft.com/johngossman/2005/10/08/introduction-to-modelviewviewmodel-pattern-for-building-wpf-apps/</text:a></text:p>
        </text:list-item>
      </text:list>
      <text:h text:style-name="P62" text:outline-level="3">Boundary – <text:span text:style-name="T21">C</text:span>ontrol – <text:span text:style-name="T21">E</text:span>ntity</text:h>
      <text:list xml:id="list980880929" text:style-name="L21">
        <text:list-item>
          <text:p text:style-name="P40">Search it with google, or read the Ivar Jacobson book in “More OOP” section</text:p>
        </text:list-item>
      </text:list>
      <text:h text:style-name="P56" text:outline-level="1"><text:span text:style-name="T18">Uncle Bob (</text:span><text:span text:style-name="T1">Robert C. Martin)</text:span></text:h>
      <text:list xml:id="list1477254455" text:style-name="L22">
        <text:list-item>
          <text:p text:style-name="P41">Agile Principles, Patterns, and Practices in C# - Martin C. Robert, Martin Micah</text:p>
        </text:list-item>
        <text:list-item>
          <text:p text:style-name="P41">The Clean Coder, A C<text:span text:style-name="T6">ode</text:span> O<text:span text:style-name="T6">f</text:span> C<text:span text:style-name="T6">onduct</text:span> F<text:span text:style-name="T6">or </text:span>P<text:span text:style-name="T6">rofessional</text:span> P<text:span text:style-name="T6">rogrammers - </text:span>Robert C. Martin</text:p>
        </text:list-item>
        <text:list-item>
          <text:p text:style-name="P41">Clean Code, A Handbook of Agile Software Craftsmansh<text:span text:style-name="T6">ip - </text:span>Robert C. Martin</text:p>
        </text:list-item>
        <text:list-item>
          <text:p text:style-name="P44"><text:soft-page-break/>Clean Architecture, a craftsman's guide to software structure and design - Robert C. Martin</text:p>
        </text:list-item>
        <text:list-item>
          <text:p text:style-name="P41"><text:a xlink:type="simple" xlink:href="http://blog.cleancoder.com/" text:style-name="Internet_20_link" text:visited-style-name="Visited_20_Internet_20_Link">http://blog.cleancoder.com/</text:a></text:p>
        </text:list-item>
        <text:list-item>
          <text:p text:style-name="P42"><text:a xlink:type="simple" xlink:href="https://sites.google.com/site/unclebobconsultingllc/" text:style-name="Internet_20_link" text:visited-style-name="Visited_20_Internet_20_Link">https://sites.google.com/site/unclebobconsultingllc/</text:a></text:p>
        </text:list-item>
        <text:list-item>
          <text:p text:style-name="P41"><text:span text:style-name="T5">Old blog:</text:span> <text:a xlink:type="simple" xlink:href="http://butunclebob.com/ArticleS.UncleBob" text:style-name="Internet_20_link" text:visited-style-name="Visited_20_Internet_20_Link">http://butunclebob.com/ArticleS.UncleBob</text:a></text:p>
        </text:list-item>
        <text:list-item>
          <text:p text:style-name="P43"><text:span text:style-name="T10">YouTube's search:</text:span><text:span text:style-name="T17"> Uncle bob</text:span></text:p>
        </text:list-item>
      </text:list>
      <text:h text:style-name="P57" text:outline-level="1">Martin Fowler</text:h>
      <text:list xml:id="list1821289315" text:style-name="L23">
        <text:list-item>
          <text:p text:style-name="P45"><text:a xlink:type="simple" xlink:href="https://martinfowler.com/" text:style-name="Internet_20_link" text:visited-style-name="Visited_20_Internet_20_Link">https://martinfowler.com/</text:a></text:p>
        </text:list-item>
      </text:list>
      <text:h text:style-name="Heading_20_1" text:outline-level="1">Rich Hickey</text:h>
      <text:list xml:id="list2027333625" text:style-name="L24">
        <text:list-item>
          <text:p text:style-name="P12">YouTube's search:</text:p>
        </text:list-item>
        <text:list-item>
          <text:p text:style-name="P46">Simple Made Easy 2012 - Rich Hickey</text:p>
          <text:p text:style-name="P46"><text:a xlink:type="simple" xlink:href="https://www.youtube.com/watch?v=oytL881p-nQ" text:style-name="Internet_20_link" text:visited-style-name="Visited_20_Internet_20_Link">https://www.youtube.com/watch?v=oytL881p-nQ</text:a></text:p>
        </text:list-item>
        <text:list-item>
          <text:p text:style-name="P46">The Value of Values with Rich Hickey</text:p>
          <text:p text:style-name="P46"><text:a xlink:type="simple" xlink:href="https://www.youtube.com/watch?v=-6BsiVyC1kM" text:style-name="Internet_20_link" text:visited-style-name="Visited_20_Internet_20_Link">https://www.youtube.com/watch?v=-6BsiVyC1kM</text:a></text:p>
        </text:list-item>
        <text:list-item>
          <text:p text:style-name="P46">Many other YouTube <text:span text:style-name="T24">conferences.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1-10T21:55:03.453829617</dc:date>
    <meta:editing-duration>PT6H29M</meta:editing-duration>
    <meta:editing-cycles>62</meta:editing-cycles>
    <meta:document-statistic meta:table-count="0" meta:image-count="0" meta:object-count="0" meta:page-count="5" meta:paragraph-count="108" meta:word-count="552" meta:character-count="5523" meta:non-whitespace-character-count="5143"/>
  </office:meta>
</office:document-meta>
</file>